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43cm" fo:min-width="2.041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26cm" fo:min-width="2.035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2cm" fo:min-width="2.647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7cm" fo:min-width="6.17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87cm" fo:min-width="2.329cm"/>
    </style:style>
    <style:style style:name="gr7" style:family="graphic" style:parent-style-name="standard">
      <style:graphic-properties draw:stroke="solid" draw:fill="none" fo:min-height="3.405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07cm" fo:min-width="4.442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3" draw:layer="layout" svg:width="2.729cm" svg:height="1.517cm" svg:x="10.784cm" svg:y="8.822cm">
          <draw:text-box>
            <text:p text:style-name="P1">r3=z</text:p>
          </draw:text-box>
        </draw:frame>
        <draw:frame draw:style-name="gr2" draw:text-style-name="P1" draw:id="id8" draw:layer="layout" svg:width="2.733cm" svg:height="1.576cm" svg:x="6.715cm" svg:y="8.739cm">
          <draw:text-box>
            <text:p text:style-name="P1">r2=y</text:p>
          </draw:text-box>
        </draw:frame>
        <draw:frame draw:style-name="gr3" draw:text-style-name="P1" draw:id="id1" draw:layer="layout" svg:width="3.33cm" svg:height="1.517cm" svg:x="3.673cm" svg:y="2.17cm">
          <draw:text-box>
            <text:p text:style-name="P1">br c ?</text:p>
          </draw:text-box>
        </draw:frame>
        <draw:frame draw:style-name="gr4" draw:text-style-name="P1" draw:id="id4" draw:layer="layout" svg:width="6.784cm" svg:height="1.517cm" svg:x="1.946cm" svg:y="15.518cm">
          <draw:text-box>
            <text:p text:style-name="P1">r=<text:span text:style-name="T1">Ф</text:span><text:span text:style-name="T2">(r1,r2,r3)</text:span></text:p>
          </draw:text-box>
        </draw:frame>
        <draw:connector draw:style-name="gr5" draw:text-style-name="P2" draw:layer="layout" draw:type="line" svg:x1="5.338cm" svg:y1="3.687cm" svg:x2="3.181cm" svg:y2="8.739cm" draw:start-shape="id1" draw:start-glue-point="2" draw:end-shape="id2" draw:end-glue-point="0" svg:d="m5338 3687-2157 5052">
          <text:p/>
        </draw:connector>
        <draw:connector draw:style-name="gr5" draw:text-style-name="P2" draw:layer="layout" draw:type="line" svg:x1="12.148cm" svg:y1="10.339cm" svg:x2="5.338cm" svg:y2="15.518cm" draw:start-shape="id3" draw:start-glue-point="2" draw:end-shape="id4" draw:end-glue-point="0" svg:d="m12148 10339-6810 5179">
          <text:p/>
        </draw:connector>
        <draw:connector draw:style-name="gr5" draw:text-style-name="P2" draw:layer="layout" draw:type="line" svg:x1="3.181cm" svg:y1="10.315cm" svg:x2="5.338cm" svg:y2="15.518cm" draw:start-shape="id2" draw:start-glue-point="2" draw:end-shape="id4" draw:end-glue-point="0" svg:d="m3181 10315 2157 5203">
          <text:p/>
        </draw:connector>
        <draw:frame draw:style-name="gr6" draw:text-style-name="P1" draw:id="id7" draw:layer="layout" svg:width="2.829cm" svg:height="1.517cm" svg:x="24.941cm" svg:y="8.938cm">
          <draw:text-box>
            <text:p text:style-name="P1">r3=x</text:p>
          </draw:text-box>
        </draw:frame>
        <draw:frame draw:style-name="gr7" draw:text-style-name="P1" draw:id="id5" draw:layer="layout" svg:width="9.525cm" svg:height="4.049cm" svg:x="15.805cm" svg:y="2.97cm">
          <draw:text-box>
            <text:p text:style-name="P1"><text:span text:style-name="T1">c <text:s/>? r1= g+1</text:span></text:p>
            <text:p text:style-name="P1"><text:span text:style-name="T1">!c ? r2 = x</text:span></text:p>
            <text:p text:style-name="P1"><text:span text:style-name="T1">r4=Ψ(c?r1,!c ? r2)</text:span></text:p>
          </draw:text-box>
        </draw:frame>
        <draw:frame draw:style-name="gr8" draw:text-style-name="P1" draw:id="id6" draw:layer="layout" svg:width="5.467cm" svg:height="1.757cm" svg:x="17.818cm" svg:y="15.118cm">
          <draw:text-box>
            <text:p text:style-name="P1">r=<text:span text:style-name="T1">Ф</text:span><text:span text:style-name="T2">(r4,r3)</text:span></text:p>
          </draw:text-box>
        </draw:frame>
        <draw:connector draw:style-name="gr5" draw:text-style-name="P2" draw:layer="layout" draw:type="line" svg:x1="20.567cm" svg:y1="7.019cm" svg:x2="20.551cm" svg:y2="15.118cm" draw:start-shape="id5" draw:start-glue-point="2" draw:end-shape="id6" draw:end-glue-point="0" svg:d="m20567 7019-16 8099">
          <text:p/>
        </draw:connector>
        <draw:connector draw:style-name="gr5" draw:text-style-name="P2" draw:layer="layout" draw:type="line" svg:x1="26.355cm" svg:y1="10.455cm" svg:x2="20.551cm" svg:y2="15.118cm" draw:start-shape="id7" draw:start-glue-point="2" draw:end-shape="id6" draw:end-glue-point="0" svg:d="m26355 10455-5804 4663">
          <text:p/>
        </draw:connector>
        <draw:custom-shape draw:style-name="gr9" draw:text-style-name="P2" draw:layer="layout" svg:width="3.847cm" svg:height="2.906cm" svg:x="10.069cm" svg:y="1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id="id2" draw:layer="layout" svg:width="2.733cm" svg:height="1.576cm" svg:x="1.815cm" svg:y="8.739cm">
          <draw:text-box>
            <text:p text:style-name="P1">r1=x</text:p>
          </draw:text-box>
        </draw:frame>
        <draw:connector draw:style-name="gr5" draw:text-style-name="P2" draw:layer="layout" draw:type="line" svg:x1="5.338cm" svg:y1="3.687cm" svg:x2="8.081cm" svg:y2="8.739cm" draw:start-shape="id1" draw:start-glue-point="2" draw:end-shape="id8" draw:end-glue-point="0" svg:d="m5338 3687 2743 5052">
          <text:p/>
        </draw:connector>
        <draw:connector draw:style-name="gr5" draw:text-style-name="P2" draw:layer="layout" draw:type="line" svg:x1="8.081cm" svg:y1="10.315cm" svg:x2="5.338cm" svg:y2="15.518cm" draw:start-shape="id8" draw:start-glue-point="2" draw:end-shape="id4" draw:end-glue-point="0" svg:d="m8081 10315-2743 5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08:24:42</meta:creation-date>
    <dc:date>2010-01-14T13:16:37</dc:date>
    <meta:editing-duration>PT01H07M58S</meta:editing-duration>
    <meta:editing-cycles>5</meta:editing-cycles>
    <meta:generator>OpenOffice.org/3.1$Linux OpenOffice.org_project/310m19$Build-9420</meta:generator>
    <meta:document-statistic meta:object-count="16"/>
  </office:meta>
</office:document-meta>
</file>